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spisutreści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6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7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8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9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0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1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2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3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4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5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6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7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8" style:parent-style-name="Spistreści1" style:family="paragraph">
      <style:paragraph-properties>
        <style:tab-stops>
          <style:tab-stop style:type="left" style:position="0.5in"/>
          <style:tab-stop style:type="right" style:leader-style="dotted" style:leader-text="." style:position="6.293in"/>
        </style:tab-stops>
      </style:paragraph-properties>
    </style:style>
    <style:style style:name="P19" style:parent-style-name="Nagłówek1" style:list-style-name="LFO2" style:family="paragraph">
      <style:text-properties fo:font-size="18pt" style:font-size-asian="18pt" style:font-size-complex="18pt"/>
    </style:style>
    <style:style style:name="P20" style:parent-style-name="Nagłówek1" style:list-style-name="LFO2" style:family="paragraph">
      <style:text-properties fo:font-size="18pt" style:font-size-asian="18pt" style:font-size-complex="18pt"/>
    </style:style>
    <style:style style:name="P21" style:parent-style-name="Nagłówek1" style:list-style-name="LFO2" style:family="paragraph">
      <style:text-properties fo:font-size="18pt" style:font-size-asian="18pt" style:font-size-complex="18pt"/>
    </style:style>
    <style:style style:name="P22" style:parent-style-name="Nagłówek1" style:list-style-name="LFO2" style:family="paragraph">
      <style:text-properties fo:font-size="18pt" style:font-size-asian="18pt" style:font-size-complex="18pt"/>
    </style:style>
    <style:style style:name="P23" style:parent-style-name="Nagłówek1" style:list-style-name="LFO2" style:family="paragraph">
      <style:text-properties fo:font-size="18pt" style:font-size-asian="18pt" style:font-size-complex="18pt"/>
    </style:style>
    <style:style style:name="P24" style:parent-style-name="Nagłówek1" style:list-style-name="LFO2" style:family="paragraph">
      <style:text-properties fo:font-size="18pt" style:font-size-asian="18pt" style:font-size-complex="18pt"/>
    </style:style>
    <style:style style:name="P25" style:parent-style-name="Nagłówek1" style:list-style-name="LFO2" style:family="paragraph">
      <style:text-properties fo:font-size="18pt" style:font-size-asian="18pt" style:font-size-complex="18pt"/>
    </style:style>
    <style:style style:name="P26" style:parent-style-name="Nagłówek1" style:list-style-name="LFO2" style:family="paragraph">
      <style:text-properties fo:font-size="18pt" style:font-size-asian="18pt" style:font-size-complex="18pt"/>
    </style:style>
    <style:style style:name="P27" style:parent-style-name="Nagłówek1" style:list-style-name="LFO2" style:family="paragraph">
      <style:text-properties fo:font-size="18pt" style:font-size-asian="18pt" style:font-size-complex="18pt"/>
    </style:style>
    <style:style style:name="P28" style:parent-style-name="Nagłówek1" style:list-style-name="LFO2" style:family="paragraph">
      <style:text-properties fo:font-size="18pt" style:font-size-asian="18pt" style:font-size-complex="18pt"/>
    </style:style>
    <style:style style:name="P29" style:parent-style-name="Nagłówek1" style:list-style-name="LFO2" style:family="paragraph">
      <style:text-properties fo:font-size="18pt" style:font-size-asian="18pt" style:font-size-complex="18pt"/>
    </style:style>
    <style:style style:name="P30" style:parent-style-name="Nagłówek1" style:list-style-name="LFO2" style:family="paragraph">
      <style:text-properties fo:font-size="18pt" style:font-size-asian="18pt" style:font-size-complex="18pt"/>
    </style:style>
    <style:style style:name="P31" style:parent-style-name="Nagłówek1" style:list-style-name="LFO2" style:family="paragraph">
      <style:text-properties fo:font-size="18pt" style:font-size-asian="18pt" style:font-size-complex="18pt"/>
    </style:style>
    <style:style style:name="P32" style:parent-style-name="Nagłówek1" style:list-style-name="LFO2" style:family="paragraph">
      <style:text-properties fo:font-size="18pt" style:font-size-asian="18pt" style:font-size-complex="18pt"/>
    </style:style>
    <style:style style:name="P33" style:parent-style-name="Nagłówek1" style:list-style-name="LFO2" style:family="paragraph">
      <style:text-properties fo:font-size="18pt" style:font-size-asian="18pt" style:font-size-complex="18pt"/>
    </style:style>
    <style:style style:name="P34" style:parent-style-name="Nagłówek1" style:list-style-name="LFO2" style:family="paragraph">
      <style:text-properties fo:font-size="18pt" style:font-size-asian="18pt" style:font-size-complex="18pt"/>
    </style:style>
    <style:style style:name="P35" style:parent-style-name="Nagłówek1" style:list-style-name="LFO2" style:family="paragraph"/>
    <style:style style:name="T36" style:parent-style-name="Domyślnaczcionkaakapitu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93443710" office:target-frame-name="_top" xlink:show="replace"><text:span text:style-name="Hiperłącze">1.</text:span><text:tab/><text:span text:style-name="Hiperłącze">Cel dokumentu</text:span><text:tab/>2</text:a></text:p>
          <text:p text:style-name="P3"><text:a xlink:href="#_Toc193443711" office:target-frame-name="_top" xlink:show="replace"><text:span text:style-name="Hiperłącze">2.</text:span><text:tab/><text:span text:style-name="Hiperłącze">Zakres dokumentu</text:span><text:tab/>2</text:a></text:p>
          <text:p text:style-name="P4"><text:a xlink:href="#_Toc193443712" office:target-frame-name="_top" xlink:show="replace"><text:span text:style-name="Hiperłącze">3.</text:span><text:tab/><text:span text:style-name="Hiperłącze">Charakterystyja projektu i budowanego systemu</text:span><text:tab/>2</text:a></text:p>
          <text:p text:style-name="P5"><text:a xlink:href="#_Toc193443713" office:target-frame-name="_top" xlink:show="replace"><text:span text:style-name="Hiperłącze">4.</text:span><text:tab/><text:span text:style-name="Hiperłącze">Identyfikacja obszaru QA</text:span><text:tab/>2</text:a></text:p>
          <text:p text:style-name="P6"><text:a xlink:href="#_Toc193443714" office:target-frame-name="_top" xlink:show="replace"><text:span text:style-name="Hiperłącze">5.</text:span><text:tab/><text:span text:style-name="Hiperłącze">Standardy i procedura QA</text:span><text:tab/>2</text:a></text:p>
          <text:p text:style-name="P7"><text:a xlink:href="#_Toc193443715" office:target-frame-name="_top" xlink:show="replace"><text:span text:style-name="Hiperłącze">6.</text:span><text:tab/><text:span text:style-name="Hiperłącze">Relacja do innych planów projektu</text:span><text:tab/>2</text:a></text:p>
          <text:p text:style-name="P8"><text:a xlink:href="#_Toc193443716" office:target-frame-name="_top" xlink:show="replace"><text:span text:style-name="Hiperłącze">7.</text:span><text:tab/><text:span text:style-name="Hiperłącze">Referencje</text:span><text:tab/>2</text:a></text:p>
          <text:p text:style-name="P9"><text:a xlink:href="#_Toc193443717" office:target-frame-name="_top" xlink:show="replace"><text:span text:style-name="Hiperłącze">8.</text:span><text:tab/><text:span text:style-name="Hiperłącze">QA w strukturze organizacyjnej projektu</text:span><text:tab/>2</text:a></text:p>
          <text:p text:style-name="P10"><text:a xlink:href="#_Toc193443718" office:target-frame-name="_top" xlink:show="replace"><text:span text:style-name="Hiperłącze">9.</text:span><text:tab/><text:span text:style-name="Hiperłącze">Zasoby QA</text:span><text:tab/>2</text:a></text:p>
          <text:p text:style-name="P11"><text:a xlink:href="#_Toc193443719" office:target-frame-name="_top" xlink:show="replace"><text:span text:style-name="Hiperłącze">10.</text:span><text:tab/><text:span text:style-name="Hiperłącze">Zadania QA</text:span><text:tab/>2</text:a></text:p>
          <text:p text:style-name="P12"><text:a xlink:href="#_Toc193443720" office:target-frame-name="_top" xlink:show="replace"><text:span text:style-name="Hiperłącze">11.</text:span><text:tab/><text:span text:style-name="Hiperłącze">Zakres odpowiedzialności za procesy QA</text:span><text:tab/>2</text:a></text:p>
          <text:p text:style-name="P13"><text:a xlink:href="#_Toc193443721" office:target-frame-name="_top" xlink:show="replace"><text:span text:style-name="Hiperłącze">12.</text:span><text:tab/><text:span text:style-name="Hiperłącze">Harmonogram</text:span><text:tab/>2</text:a></text:p>
          <text:p text:style-name="P14"><text:a xlink:href="#_Toc193443722" office:target-frame-name="_top" xlink:show="replace"><text:span text:style-name="Hiperłącze">13.</text:span><text:tab/><text:span text:style-name="Hiperłącze">Dokumentacja</text:span><text:tab/>2</text:a></text:p>
          <text:p text:style-name="P15"><text:a xlink:href="#_Toc193443723" office:target-frame-name="_top" xlink:show="replace"><text:span text:style-name="Hiperłącze">14.</text:span><text:tab/><text:span text:style-name="Hiperłącze">Standardy i procedury</text:span><text:tab/>2</text:a></text:p>
          <text:p text:style-name="P16"><text:a xlink:href="#_Toc193443724" office:target-frame-name="_top" xlink:show="replace"><text:span text:style-name="Hiperłącze">15.</text:span><text:tab/><text:span text:style-name="Hiperłącze">Testy</text:span><text:tab/>2</text:a></text:p>
          <text:p text:style-name="P17"><text:a xlink:href="#_Toc193443725" office:target-frame-name="_top" xlink:show="replace"><text:span text:style-name="Hiperłącze">16.</text:span><text:tab/><text:span text:style-name="Hiperłącze">Zasada rejestracji i raportowania o błędach</text:span><text:tab/>2</text:a></text:p>
          <text:p text:style-name="P18"><text:a xlink:href="#_Toc193443726" office:target-frame-name="_top" xlink:show="replace"><text:span text:style-name="Hiperłącze">17.</text:span><text:tab/><text:span text:style-name="Hiperłącze">Zarządzanie ryzykiem</text:span><text:tab/>2</text:a></text:p>
        </text:index-body>
      </text:table-of-content>
      <text:p text:style-name="Normalny"/>
      <text:p text:style-name="Normalny"/>
      <text:list text:style-name="LFO2" text:continue-numbering="true">
        <text:list-item>
          <text:p text:style-name="P19"><text:bookmark-start text:name="_Toc193443710"/><text:soft-page-break/>Cel dokumentu<text:bookmark-end text:name="_Toc193443710"/></text:p>
        </text:list-item>
      </text:list>
      <text:list text:style-name="LFO2" text:continue-numbering="true">
        <text:list-item>
          <text:p text:style-name="P20"><text:bookmark-start text:name="_Toc193443711"/>Zakres dokumentu<text:bookmark-end text:name="_Toc193443711"/></text:p>
        </text:list-item>
      </text:list>
      <text:list text:style-name="LFO2" text:continue-numbering="true">
        <text:list-item>
          <text:p text:style-name="P21"><text:bookmark-start text:name="_Toc193443712"/>Charakterystyja projektu i budowanego systemu<text:bookmark-end text:name="_Toc193443712"/></text:p>
        </text:list-item>
      </text:list>
      <text:list text:style-name="LFO2" text:continue-numbering="true">
        <text:list-item>
          <text:p text:style-name="P22"><text:bookmark-start text:name="_Toc193443713"/>Identyfikacja obszaru QA<text:bookmark-end text:name="_Toc193443713"/></text:p>
        </text:list-item>
      </text:list>
      <text:list text:style-name="LFO2" text:continue-numbering="true">
        <text:list-item>
          <text:p text:style-name="P23"><text:bookmark-start text:name="_Toc193443714"/>Standardy i procedura QA<text:bookmark-end text:name="_Toc193443714"/></text:p>
        </text:list-item>
      </text:list>
      <text:list text:style-name="LFO2" text:continue-numbering="true">
        <text:list-item>
          <text:p text:style-name="P24"><text:bookmark-start text:name="_Toc193443715"/>Relacja do innych planów projektu<text:bookmark-end text:name="_Toc193443715"/></text:p>
        </text:list-item>
      </text:list>
      <text:list text:style-name="LFO2" text:continue-numbering="true">
        <text:list-item>
          <text:p text:style-name="P25"><text:bookmark-start text:name="_Toc193443716"/>Referencje<text:bookmark-end text:name="_Toc193443716"/></text:p>
        </text:list-item>
      </text:list>
      <text:list text:style-name="LFO2" text:continue-numbering="true">
        <text:list-item>
          <text:p text:style-name="P26"><text:bookmark-start text:name="_Toc193443717"/>QA w strukturze organizacyjnej projektu<text:bookmark-end text:name="_Toc193443717"/></text:p>
        </text:list-item>
      </text:list>
      <text:list text:style-name="LFO2" text:continue-numbering="true">
        <text:list-item>
          <text:p text:style-name="P27"><text:bookmark-start text:name="_Toc193443718"/>Zasoby QA<text:bookmark-end text:name="_Toc193443718"/></text:p>
        </text:list-item>
      </text:list>
      <text:list text:style-name="LFO2" text:continue-numbering="true">
        <text:list-item>
          <text:p text:style-name="P28"><text:bookmark-start text:name="_Toc193443719"/>Zadania QA<text:bookmark-end text:name="_Toc193443719"/></text:p>
        </text:list-item>
      </text:list>
      <text:list text:style-name="LFO2" text:continue-numbering="true">
        <text:list-item>
          <text:p text:style-name="P29"><text:bookmark-start text:name="_Toc193443720"/>Zakres odpowiedzialności za procesy QA<text:bookmark-end text:name="_Toc193443720"/></text:p>
        </text:list-item>
      </text:list>
      <text:list text:style-name="LFO2" text:continue-numbering="true">
        <text:list-item>
          <text:p text:style-name="P30"><text:bookmark-start text:name="_Toc193443721"/>Harmonogram<text:bookmark-end text:name="_Toc193443721"/></text:p>
        </text:list-item>
      </text:list>
      <text:list text:style-name="LFO2" text:continue-numbering="true">
        <text:list-item>
          <text:p text:style-name="P31"><text:bookmark-start text:name="_Toc193443722"/>Dokumentacja<text:bookmark-end text:name="_Toc193443722"/></text:p>
        </text:list-item>
      </text:list>
      <text:list text:style-name="LFO2" text:continue-numbering="true">
        <text:list-item>
          <text:p text:style-name="P32"><text:bookmark-start text:name="_Toc193443723"/>Standardy i procedury<text:bookmark-end text:name="_Toc193443723"/></text:p>
        </text:list-item>
      </text:list>
      <text:list text:style-name="LFO2" text:continue-numbering="true">
        <text:list-item>
          <text:p text:style-name="P33"><text:bookmark-start text:name="_Toc193443724"/>Testy<text:bookmark-end text:name="_Toc193443724"/></text:p>
        </text:list-item>
      </text:list>
      <text:list text:style-name="LFO2" text:continue-numbering="true">
        <text:list-item>
          <text:p text:style-name="P34"><text:bookmark-start text:name="_Toc193443725"/>Zasada rejestracji i raportowania o błędach<text:bookmark-end text:name="_Toc193443725"/></text:p>
        </text:list-item>
      </text:list>
      <text:list text:style-name="LFO2" text:continue-numbering="true">
        <text:list-item>
          <text:p text:style-name="P35"><text:bookmark-start text:name="_Toc193443726"/><text:span text:style-name="T36">Zarządzanie ryzykiem</text:span><text:bookmark-end text:name="_Toc193443726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style:style style:name="Nagłówekspisutreści" style:display-name="Nagłówek spisu treści" style:family="paragraph" style:parent-style-name="Nagłówek1" style:next-style-name="Normalny">
      <style:paragraph-properties fo:margin-top="0.1666in" fo:margin-bottom="0in" fo:line-height="107%"/>
      <style:text-properties style:letter-kerning="false" fo:font-size="16pt" style:font-size-asian="16pt" style:font-size-complex="16pt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21T08:58:00Z</meta:creation-date>
    <dc:date>2025-03-21T09:01:00Z</dc:date>
    <meta:template xlink:href="Normal.dotm" xlink:type="simple"/>
    <meta:editing-cycles>1</meta:editing-cycles>
    <meta:editing-duration>PT180S</meta:editing-duration>
    <meta:document-statistic meta:page-count="2" meta:paragraph-count="3" meta:word-count="286" meta:character-count="2000" meta:row-count="14" meta:non-whitespace-character-count="1717"/>
  </office:meta>
</office:document-meta>
</file>